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29.32mm"/>
    </style:style>
    <style:style style:name="co3" style:family="table-column">
      <style:table-column-properties fo:break-before="auto" style:column-width="31.7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column table:style-name="co4" table:default-cell-style-name="ce1"/>
        <table:table-row table:style-name="ro1">
          <table:table-cell/>
          <table:table-cell office:value-type="string" calcext:value-type="string">
            <text:p>I.rms</text:p>
          </table:table-cell>
          <table:table-cell office:value-type="string" calcext:value-type="string">
            <text:p>I.p-p</text:p>
          </table:table-cell>
          <table:table-cell/>
          <table:table-cell office:value-type="string" calcext:value-type="string">
            <text:p>Vcc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Primary current, Irms</text:p>
          </table:table-cell>
          <table:table-cell office:value-type="float" office:value="10" calcext:value-type="float">
            <text:p>10</text:p>
          </table:table-cell>
          <table:table-cell table:formula="of:=SQRT(2) * [.B2]" office:value-type="float" office:value="14.142135623731" calcext:value-type="float">
            <text:p>14.1421356237</text:p>
          </table:table-cell>
          <table:table-cell/>
          <table:table-cell office:value-type="string" calcext:value-type="string">
            <text:p>CT ratio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Secondary current</text:p>
          </table:table-cell>
          <table:table-cell table:formula="of:=[.B2]/[.F2]" office:value-type="float" office:value="0.005" calcext:value-type="float">
            <text:p>0.005</text:p>
          </table:table-cell>
          <table:table-cell table:formula="of:=[.C2]/[.F2]" office:value-type="float" office:value="0.00707106781186548" calcext:value-type="float">
            <text:p>0.0070710678</text:p>
          </table:table-cell>
          <table:table-cell/>
          <table:table-cell office:value-type="string" calcext:value-type="string">
            <text:p>Zener drop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T Resistor (ohm)</text:p>
          </table:table-cell>
          <table:table-cell office:value-type="string" calcext:value-type="string">
            <text:p>CT Voltage (p-p)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$C$3]*[.B6]" office:value-type="float" office:value="0.707106781186548" calcext:value-type="float">
            <text:p>0.7071067812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float" office:value="270" calcext:value-type="float">
            <text:p>270</text:p>
          </table:table-cell>
          <table:table-cell table:formula="of:=[.$C$3]*[.B7]" office:value-type="float" office:value="1.90918830920368" calcext:value-type="float">
            <text:p>1.9091883092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float" office:value="300" calcext:value-type="float">
            <text:p>300</text:p>
          </table:table-cell>
          <table:table-cell table:formula="of:=[.$C$3]*[.B8]" office:value-type="float" office:value="2.12132034355964" calcext:value-type="float">
            <text:p>2.1213203436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float" office:value="330" calcext:value-type="float">
            <text:p>330</text:p>
          </table:table-cell>
          <table:table-cell table:formula="of:=[.$C$3]*[.B9]" office:value-type="float" office:value="2.33345237791561" calcext:value-type="float">
            <text:p>2.3334523779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float" office:value="360" calcext:value-type="float">
            <text:p>360</text:p>
          </table:table-cell>
          <table:table-cell table:formula="of:=[.$C$3]*[.B10]" office:value-type="float" office:value="2.54558441227157" calcext:value-type="float">
            <text:p>2.5455844123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float" office:value="390" calcext:value-type="float">
            <text:p>390</text:p>
          </table:table-cell>
          <table:table-cell table:formula="of:=[.$C$3]*[.B11]" office:value-type="float" office:value="2.75771644662754" calcext:value-type="float">
            <text:p>2.7577164466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float" office:value="470" calcext:value-type="float">
            <text:p>470</text:p>
          </table:table-cell>
          <table:table-cell table:formula="of:=[.$C$3]*[.B12]" office:value-type="float" office:value="3.32340187157677" calcext:value-type="float">
            <text:p>3.3234018716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float" office:value="560" calcext:value-type="float">
            <text:p>560</text:p>
          </table:table-cell>
          <table:table-cell table:formula="of:=[.$C$3]*[.B13]" office:value-type="float" office:value="3.95979797464467" calcext:value-type="float">
            <text:p>3.9597979746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float" office:value="680" calcext:value-type="float">
            <text:p>680</text:p>
          </table:table-cell>
          <table:table-cell table:formula="of:=[.$C$3]*[.B14]" office:value-type="float" office:value="4.80832611206852" calcext:value-type="float">
            <text:p>4.8083261121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float" office:value="750" calcext:value-type="float">
            <text:p>750</text:p>
          </table:table-cell>
          <table:table-cell table:formula="of:=[.$C$3]*[.B15]" office:value-type="float" office:value="5.30330085889911" calcext:value-type="float">
            <text:p>5.3033008589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float" office:value="820" calcext:value-type="float">
            <text:p>820</text:p>
          </table:table-cell>
          <table:table-cell table:formula="of:=[.$C$3]*[.B16]" office:value-type="float" office:value="5.79827560572969" calcext:value-type="float">
            <text:p>5.7982756057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float" office:value="1000" calcext:value-type="float">
            <text:p>1000</text:p>
          </table:table-cell>
          <table:table-cell table:formula="of:=[.$C$3]*[.B17]" office:value-type="float" office:value="7.07106781186548" calcext:value-type="float">
            <text:p>7.0710678119</text:p>
          </table:table-cell>
          <table:table-cell table:number-columns-repeated="3"/>
        </table:table-row>
        <table:table-row table:style-name="ro1" table:number-rows-repeated="3">
          <table:table-cell table:style-name="ce1"/>
          <table:table-cell table:number-columns-repeated="5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8:05:50.735000000</meta:creation-date>
    <meta:generator>LibreOffice/5.0.4.2$Windows_x86 LibreOffice_project/2b9802c1994aa0b7dc6079e128979269cf95bc78</meta:generator>
    <dc:date>2016-07-04T18:17:44.109000000</dc:date>
    <meta:editing-duration>PT11M53S</meta:editing-duration>
    <meta:editing-cycles>3</meta:editing-cycles>
    <meta:document-statistic meta:table-count="1" meta:cell-count="39" meta:object-count="0"/>
  </office:meta>
</office:document-meta>
</file>